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478a67" officeooo:paragraph-rsid="0019400c"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13b276" officeooo:paragraph-rsid="0013b276"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13b9d3" officeooo:paragraph-rsid="0013b9d3"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4c854d" officeooo:paragraph-rsid="001792e8"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1b1de8" officeooo:paragraph-rsid="001b1de8"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2bb5d5" officeooo:paragraph-rsid="000d6ed9"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2bb5d5" officeooo:paragraph-rsid="001c4cb6"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151370" officeooo:paragraph-rsid="000b8ba4"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1fa2a2" officeooo:paragraph-rsid="001fa2a2"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23f5ff" officeooo:paragraph-rsid="0023f5ff"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3cf6cd" officeooo:paragraph-rsid="0041cee5"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420c44" officeooo:paragraph-rsid="0042376c"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none" officeooo:rsid="0041cee5" officeooo:paragraph-rsid="0042376c"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none" officeooo:rsid="004c5881" officeooo:paragraph-rsid="004c5881"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b8ba4"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1b1de8" style:font-size-asian="10.5pt" style:font-size-complex="10.5pt"/>
    </style:style>
    <style:style style:name="P17"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d6ed9" style:font-size-asian="10.5pt" style:font-size-complex="10.5pt"/>
    </style:style>
    <style:style style:name="P18"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b8ba4" style:font-size-asian="10.5pt" style:font-size-complex="10.5pt"/>
    </style:style>
    <style:style style:name="P19" style:family="paragraph" style:parent-style-name="Standard">
      <style:paragraph-properties fo:text-align="justify" style:justify-single-word="false"/>
      <style:text-properties style:font-name="sans-serif" fo:font-size="10.5pt" fo:font-style="italic" style:text-underline-style="none" officeooo:rsid="0025f5d9" officeooo:paragraph-rsid="0025f5d9" style:font-size-asian="10.5pt" style:font-style-asian="italic" style:font-size-complex="10.5pt" style:font-style-complex="italic"/>
    </style:style>
    <style:style style:name="P20" style:family="paragraph" style:parent-style-name="Standard">
      <style:paragraph-properties fo:text-align="justify" style:justify-single-word="false"/>
      <style:text-properties style:font-name="sans-serif" fo:font-size="10.5pt" fo:font-style="italic" style:text-underline-style="none" officeooo:rsid="0025f5d9" officeooo:paragraph-rsid="002ed689" style:font-size-asian="10.5pt" style:font-style-asian="italic" style:font-size-complex="10.5pt" style:font-style-complex="italic"/>
    </style:style>
    <style:style style:name="P21" style:family="paragraph" style:parent-style-name="Standard">
      <style:paragraph-properties fo:text-align="justify" style:justify-single-word="false"/>
      <style:text-properties style:font-name="sans-serif" fo:font-size="10.5pt" fo:font-style="italic" style:text-underline-style="none" officeooo:rsid="0013b9d3" officeooo:paragraph-rsid="0013b9d3" style:font-size-asian="10.5pt" style:font-style-asian="italic" style:font-size-complex="10.5pt" style:font-style-complex="italic"/>
    </style:style>
    <style:style style:name="P22" style:family="paragraph" style:parent-style-name="Standard">
      <style:paragraph-properties fo:text-align="justify" style:justify-single-word="false"/>
      <style:text-properties style:font-name="sans-serif" fo:font-size="10.5pt" fo:font-style="italic" style:text-underline-style="none" officeooo:rsid="00408ccb" officeooo:paragraph-rsid="0038d852" style:font-size-asian="10.5pt" style:font-style-asian="italic" style:font-size-complex="10.5pt" style:font-style-complex="italic"/>
    </style:style>
    <style:style style:name="P23" style:family="paragraph" style:parent-style-name="Standard">
      <style:paragraph-properties fo:text-align="justify" style:justify-single-word="false"/>
      <style:text-properties style:font-name="sans-serif" fo:font-size="10.5pt" fo:font-style="italic" style:text-underline-style="none" officeooo:rsid="003f1554" officeooo:paragraph-rsid="00473066" style:font-size-asian="10.5pt" style:font-style-asian="italic" style:font-size-complex="10.5pt" style:font-style-complex="italic"/>
    </style:style>
    <style:style style:name="P24" style:family="paragraph" style:parent-style-name="Standard">
      <style:paragraph-properties fo:text-align="justify" style:justify-single-word="false"/>
      <style:text-properties style:font-name="sans-serif" fo:font-size="10.5pt" fo:font-style="normal" style:text-underline-style="none" officeooo:rsid="002b1497" officeooo:paragraph-rsid="0023f5ff" style:font-size-asian="10.5pt" style:font-style-asian="normal" style:font-size-complex="10.5pt" style:font-style-complex="normal"/>
    </style:style>
    <style:style style:name="P25" style:family="paragraph" style:parent-style-name="Standard">
      <style:paragraph-properties fo:text-align="justify" style:justify-single-word="false"/>
      <style:text-properties style:font-name="sans-serif" fo:font-size="10.5pt" fo:font-style="normal" style:text-underline-style="none" officeooo:rsid="002ed689" officeooo:paragraph-rsid="002ed689" style:font-size-asian="10.5pt" style:font-style-asian="normal" style:font-size-complex="10.5pt" style:font-style-complex="normal"/>
    </style:style>
    <style:style style:name="P26" style:family="paragraph" style:parent-style-name="Standard">
      <style:paragraph-properties fo:text-align="justify" style:justify-single-word="false"/>
      <style:text-properties style:font-name="sans-serif" fo:font-size="10.5pt" fo:font-style="normal" style:text-underline-style="none" officeooo:rsid="0036a9a4" officeooo:paragraph-rsid="0036a9a4" style:font-size-asian="10.5pt" style:font-style-asian="normal" style:font-size-complex="10.5pt" style:font-style-complex="normal"/>
    </style:style>
    <style:style style:name="P27" style:family="paragraph" style:parent-style-name="Standard">
      <style:paragraph-properties fo:text-align="justify" style:justify-single-word="false"/>
      <style:text-properties style:font-name="sans-serif" fo:font-size="10.5pt" fo:font-style="italic" style:text-underline-style="none" officeooo:rsid="0013b276" officeooo:paragraph-rsid="0013b276" style:font-size-asian="10.5pt" style:font-style-asian="italic" style:font-size-complex="10.5pt" style:font-style-complex="italic"/>
    </style:style>
    <style:style style:name="P28" style:family="paragraph" style:parent-style-name="Standard">
      <style:paragraph-properties fo:text-align="justify" style:justify-single-word="false"/>
      <style:text-properties style:font-name="sans-serif" fo:font-size="10.5pt" fo:font-style="italic" style:text-underline-style="none" officeooo:rsid="0013b276" officeooo:paragraph-rsid="005c4396" style:font-size-asian="10.5pt" style:font-style-asian="italic" style:font-size-complex="10.5pt" style:font-style-complex="italic"/>
    </style:style>
    <style:style style:name="P29" style:family="paragraph" style:parent-style-name="Standard">
      <style:paragraph-properties fo:text-align="justify" style:justify-single-word="false"/>
      <style:text-properties style:font-name="sans-serif" fo:font-size="10.5pt" fo:font-style="italic" style:text-underline-style="none" officeooo:rsid="004bce84" officeooo:paragraph-rsid="000cb072" style:font-size-asian="10.5pt" style:font-style-asian="italic" style:font-size-complex="10.5pt" style:font-style-complex="italic"/>
    </style:style>
    <style:style style:name="P30" style:family="paragraph" style:parent-style-name="Standard">
      <style:paragraph-properties fo:text-align="justify" style:justify-single-word="false"/>
      <style:text-properties style:font-name="sans-serif" fo:font-size="10.5pt" fo:font-style="italic" style:text-underline-style="none" officeooo:rsid="005ae7d1" officeooo:paragraph-rsid="0061efb7" style:font-size-asian="10.5pt" style:font-style-asian="italic" style:font-size-complex="10.5pt" style:font-style-complex="italic"/>
    </style:style>
    <style:style style:name="P31" style:family="paragraph" style:parent-style-name="Standard">
      <style:paragraph-properties fo:text-align="justify" style:justify-single-word="false"/>
      <style:text-properties style:font-name="sans-serif" fo:font-size="10.5pt" fo:font-style="italic" style:text-underline-style="none" officeooo:rsid="005e2ae7" officeooo:paragraph-rsid="00609c7f" style:font-size-asian="10.5pt" style:font-style-asian="italic" style:font-size-complex="10.5pt" style:font-style-complex="italic"/>
    </style:style>
    <style:style style:name="P32" style:family="paragraph" style:parent-style-name="Standard">
      <style:paragraph-properties fo:text-align="justify" style:justify-single-word="false"/>
      <style:text-properties style:font-name="sans-serif" fo:font-size="10.5pt" fo:font-style="italic" style:text-underline-style="none" officeooo:rsid="005e2ae7" officeooo:paragraph-rsid="0066ec5e" style:font-size-asian="10.5pt" style:font-style-asian="italic" style:font-size-complex="10.5pt" style:font-style-complex="italic"/>
    </style:style>
    <style:style style:name="P33" style:family="paragraph" style:parent-style-name="Standard">
      <style:paragraph-properties fo:text-align="justify" style:justify-single-word="false"/>
      <style:text-properties style:font-name="sans-serif" fo:font-size="10.5pt" fo:font-style="italic" style:text-underline-style="none" officeooo:rsid="0061a0f0" officeooo:paragraph-rsid="00609c7f" style:font-size-asian="10.5pt" style:font-style-asian="italic" style:font-size-complex="10.5pt" style:font-style-complex="italic"/>
    </style:style>
    <style:style style:name="P34" style:family="paragraph" style:parent-style-name="Standard">
      <style:paragraph-properties fo:text-align="justify" style:justify-single-word="false"/>
      <style:text-properties style:font-name="sans-serif" fo:font-size="10.5pt" style:text-underline-style="none" officeooo:rsid="004c5881" officeooo:paragraph-rsid="004c5881" style:font-size-asian="10.5pt" style:font-size-complex="10.5pt"/>
    </style:style>
    <style:style style:name="P35" style:family="paragraph" style:parent-style-name="Standard">
      <style:paragraph-properties fo:text-align="justify" style:justify-single-word="false"/>
      <style:text-properties style:font-name="sans-serif" fo:font-size="10.5pt" style:text-underline-style="none" officeooo:rsid="0049deed" officeooo:paragraph-rsid="00582078" style:font-size-asian="10.5pt" style:font-size-complex="10.5pt"/>
    </style:style>
    <style:style style:name="P36" style:family="paragraph" style:parent-style-name="Standard">
      <style:paragraph-properties fo:text-align="justify" style:justify-single-word="false"/>
      <style:text-properties style:font-name="sans-serif" fo:font-size="10.5pt" style:text-underline-style="none" officeooo:rsid="002b1497" officeooo:paragraph-rsid="005c4396" style:font-size-asian="10.5pt" style:font-size-complex="10.5pt"/>
    </style:style>
    <style:style style:name="P37" style:family="paragraph" style:parent-style-name="Standard">
      <style:paragraph-properties fo:text-align="justify" style:justify-single-word="false"/>
      <style:text-properties style:font-name="sans-serif" fo:font-size="10.5pt" style:text-underline-style="none" officeooo:rsid="0026ef95" officeooo:paragraph-rsid="0058d182" style:font-size-asian="10.5pt" style:font-size-complex="10.5pt"/>
    </style:style>
    <style:style style:name="P38" style:family="paragraph" style:parent-style-name="Standard">
      <style:paragraph-properties fo:text-align="justify" style:justify-single-word="false"/>
      <style:text-properties style:font-name="sans-serif" fo:font-size="10.5pt" style:text-underline-style="none" officeooo:rsid="0013b276" officeooo:paragraph-rsid="0061efb7" style:font-size-asian="10.5pt" style:font-size-complex="10.5pt"/>
    </style:style>
    <style:style style:name="P39" style:family="paragraph" style:parent-style-name="Standard">
      <style:paragraph-properties fo:text-align="justify" style:justify-single-word="false"/>
      <style:text-properties style:font-name="sans-serif" fo:font-size="10.5pt" fo:font-style="normal" style:text-underline-style="none" officeooo:rsid="002b1497" officeooo:paragraph-rsid="0058d182" style:font-size-asian="10.5pt" style:font-style-asian="normal" style:font-size-complex="10.5pt" style:font-style-complex="normal"/>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3b9d3"/>
    </style:style>
    <style:style style:name="T6" style:family="text">
      <style:text-properties officeooo:rsid="00157d3f"/>
    </style:style>
    <style:style style:name="T7" style:family="text">
      <style:text-properties officeooo:rsid="0015dbe9"/>
    </style:style>
    <style:style style:name="T8" style:family="text">
      <style:text-properties officeooo:rsid="001792e8"/>
    </style:style>
    <style:style style:name="T9" style:family="text">
      <style:text-properties officeooo:rsid="0019400c"/>
    </style:style>
    <style:style style:name="T10" style:family="text">
      <style:text-properties officeooo:rsid="001c4cb6"/>
    </style:style>
    <style:style style:name="T11" style:family="text">
      <style:text-properties fo:font-style="italic" style:font-style-asian="italic" style:font-style-complex="italic"/>
    </style:style>
    <style:style style:name="T12" style:family="text">
      <style:text-properties fo:font-style="italic" officeooo:rsid="0019400c" style:font-style-asian="italic" style:font-style-complex="italic"/>
    </style:style>
    <style:style style:name="T13" style:family="text">
      <style:text-properties fo:font-style="italic" officeooo:rsid="002885cd" style:font-style-asian="italic" style:font-style-complex="italic"/>
    </style:style>
    <style:style style:name="T14" style:family="text">
      <style:text-properties fo:font-style="italic" officeooo:rsid="002bde08" style:font-style-asian="italic" style:font-style-complex="italic"/>
    </style:style>
    <style:style style:name="T15" style:family="text">
      <style:text-properties officeooo:rsid="001d3757"/>
    </style:style>
    <style:style style:name="T16" style:family="text">
      <style:text-properties officeooo:rsid="001e2ff9"/>
    </style:style>
    <style:style style:name="T17" style:family="text">
      <style:text-properties officeooo:rsid="00211975"/>
    </style:style>
    <style:style style:name="T18" style:family="text">
      <style:text-properties officeooo:rsid="0021c32a"/>
    </style:style>
    <style:style style:name="T19" style:family="text">
      <style:text-properties officeooo:rsid="002463c9"/>
    </style:style>
    <style:style style:name="T20" style:family="text">
      <style:text-properties officeooo:rsid="002885cd"/>
    </style:style>
    <style:style style:name="T21" style:family="text">
      <style:text-properties fo:font-style="normal" style:font-style-asian="normal" style:font-style-complex="normal"/>
    </style:style>
    <style:style style:name="T22" style:family="text">
      <style:text-properties fo:font-style="normal" officeooo:rsid="002b1497" style:font-style-asian="normal" style:font-style-complex="normal"/>
    </style:style>
    <style:style style:name="T23" style:family="text">
      <style:text-properties fo:font-style="normal" officeooo:rsid="002bde08" style:font-style-asian="normal" style:font-style-complex="normal"/>
    </style:style>
    <style:style style:name="T24" style:family="text">
      <style:text-properties fo:font-style="normal" officeooo:rsid="00517a5f" style:font-style-asian="normal" style:font-style-complex="normal"/>
    </style:style>
    <style:style style:name="T25" style:family="text">
      <style:text-properties fo:font-style="normal" officeooo:rsid="00532a56" style:font-style-asian="normal" style:font-style-complex="normal"/>
    </style:style>
    <style:style style:name="T26" style:family="text">
      <style:text-properties fo:font-style="normal" officeooo:rsid="0041cee5" style:font-style-asian="normal" style:font-style-complex="normal"/>
    </style:style>
    <style:style style:name="T27" style:family="text">
      <style:text-properties fo:font-style="normal" officeooo:rsid="00582078" style:font-style-asian="normal" style:font-style-complex="normal"/>
    </style:style>
    <style:style style:name="T28" style:family="text">
      <style:text-properties fo:font-style="normal" officeooo:rsid="005a1fbc" style:font-style-asian="normal" style:font-style-complex="normal"/>
    </style:style>
    <style:style style:name="T29" style:family="text">
      <style:text-properties fo:font-style="normal" officeooo:rsid="005a8e0c" style:font-style-asian="normal" style:font-style-complex="normal"/>
    </style:style>
    <style:style style:name="T30" style:family="text">
      <style:text-properties fo:font-style="normal" officeooo:rsid="005f92c5" style:font-style-asian="normal" style:font-style-complex="normal"/>
    </style:style>
    <style:style style:name="T31" style:family="text">
      <style:text-properties fo:font-style="normal" officeooo:rsid="00609c7f" style:font-style-asian="normal" style:font-style-complex="normal"/>
    </style:style>
    <style:style style:name="T32" style:family="text">
      <style:text-properties fo:font-style="normal" officeooo:rsid="00629659" style:font-style-asian="normal" style:font-style-complex="normal"/>
    </style:style>
    <style:style style:name="T33" style:family="text">
      <style:text-properties fo:font-style="normal" officeooo:rsid="00634ff0" style:font-style-asian="normal" style:font-style-complex="normal"/>
    </style:style>
    <style:style style:name="T34" style:family="text">
      <style:text-properties fo:font-style="normal" officeooo:rsid="0064e0df" style:font-style-asian="normal" style:font-style-complex="normal"/>
    </style:style>
    <style:style style:name="T35" style:family="text">
      <style:text-properties fo:font-style="normal" officeooo:rsid="00650ba1" style:font-style-asian="normal" style:font-style-complex="normal"/>
    </style:style>
    <style:style style:name="T36" style:family="text">
      <style:text-properties fo:font-style="normal" officeooo:rsid="0066ec5e" style:font-style-asian="normal" style:font-style-complex="normal"/>
    </style:style>
    <style:style style:name="T37" style:family="text">
      <style:text-properties officeooo:rsid="002f7678"/>
    </style:style>
    <style:style style:name="T38" style:family="text">
      <style:text-properties officeooo:rsid="003852a5"/>
    </style:style>
    <style:style style:name="T39" style:family="text">
      <style:text-properties officeooo:rsid="0038d852"/>
    </style:style>
    <style:style style:name="T40" style:family="text">
      <style:text-properties officeooo:rsid="0041cee5"/>
    </style:style>
    <style:style style:name="T41" style:family="text">
      <style:text-properties officeooo:rsid="0042376c"/>
    </style:style>
    <style:style style:name="T42" style:family="text">
      <style:text-properties officeooo:rsid="00434169"/>
    </style:style>
    <style:style style:name="T43" style:family="text">
      <style:text-properties officeooo:rsid="001b1d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bstract</text:p>
      <text:p text:style-name="P8"><text:span text:style-name="T15">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8"/>
      <text:p text:style-name="P15">Introduction <text:span text:style-name="T39">[discuss structure of proposal?] - reduce </text:span></text:p>
      <text:p text:style-name="P9">The main aim of data compression is to <text:span text:style-name="T17">encode data in such a way that</text:span> the amount of bits required to represent <text:span text:style-name="T17">it</text:span> <text:span text:style-name="T17">is reduced</text:span>. [the data compression book Mark Nelson, Introduction] <text:span text:style-name="T18">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9"/>
      <text:p text:style-name="P10">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19">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4"/>
      <text:p text:style-name="P25">Along with other forms of digitized information such as video and <text:span text:style-name="T37">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20"><text:soft-page-break/></text:p>
      <text:p text:style-name="P26">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38">[theoretically in terms of genetic screening, reference], all of which a compression method must take into account.</text:span></text:p>
      <text:p text:style-name="P19"/>
      <text:p text:style-name="P15">Research</text:p>
      <text:p text:style-name="P22"/>
      <text:p text:style-name="P11">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40">whilst mitigating negative traits such long compression and decompression times or heavy computation and memory resources</text:span>.</text:p>
      <text:p text:style-name="P11"/>
      <text:p text:style-name="P11"><text:span text:style-name="T40">Bakr and Sharawi [review reference]</text:span> <text:span text:style-name="T40">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23"/>
      <text:p text:style-name="P14"><text:span text:style-name="T21">There is thus a base method that aims to compress the sequences using the attributes of genetic data, e.g. </text:span><text:span text:style-name="T42">reverse repeats, or palindromes [common in DNA], and approximate repeats, where there is only a slight variation between substrings. However, other aspects of the data including long substrings with little pattern require additional compression techniques such as naive[] 2 bit base [explain]. Genetic data requires multiple methods of compression to account for it’s different elements and provide good compression rates.</text:span></text:p>
      <text:p text:style-name="P14"/>
      <text:p text:style-name="P35"><text:span text:style-name="T24">This project will use a grammar based method of compression. </text:span><text:span text:style-name="T25">As discussed by </text:span><text:span text:style-name="T26">Bakr and Sharawi </text:span><text:span text:style-name="T27">and [DNAsequitur]</text:span><text:span text:style-name="T26"> </text:span><text:span text:style-name="T27">grammar based compression typically has not given as good rates of compression when compared to previous methods mentioned</text:span><text:span text:style-name="T25">. </text:span><text:span text:style-name="T27">However, it is </text:span><text:soft-page-break/><text:span text:style-name="T27">indicated that there are benefits in the methods ability to detect repeats ‘that occur across multiple sequences in a collection’ and to ‘support random access and search in the compressed collection.’ [review] Previous work done on grammar-based compression of DNA sequences [] give</text:span><text:span text:style-name="T28">s</text:span><text:span text:style-name="T27"> a clear indication of a potential method to improve compression ratios.</text:span></text:p>
      <text:p text:style-name="P35"><text:span text:style-name="T27"/></text:p>
      <text:p text:style-name="P37"><text:span text:style-name="T20">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13">banana</text:span><text:span text:style-name="T20"> </text:span><text:span text:style-name="T22">can form a grammar </text:span></text:p>
      <text:p text:style-name="P39"/>
      <text:p text:style-name="P39"><text:tab/>S → bGGa</text:p>
      <text:p text:style-name="P39"><text:tab/>G → an</text:p>
      <text:p text:style-name="P39"/>
      <text:p text:style-name="P36"><text:span text:style-name="T27">And so context-free grammars provide a method to store data in a more compact form. The grammars formed are also intuitive [], </text:span><text:span text:style-name="T23">reveal patterns that other compression methods may not [reference? Sequitur paper] and give the ability to check whether a string is valid to whatever input it is compared to [by reconstructing from rules]. // </text:span><text:span text:style-name="T29">mention learning about CFG somehow?</text:span></text:p>
      <text:p text:style-name="P28"><text:span text:style-name="T23"/></text:p>
      <text:p text:style-name="P31"><text:span text:style-name="T23">D</text:span><text:span text:style-name="T21">NAsequitur is a grammar-based compression algorithm designed specifically for genetic sequences. It’s foundation is the [Manning and Witten] Sequitur algorithm, </text:span><text:span text:style-name="T30">a comparatively multi-purpose implementation that gives good results on multiple types of data and is indicated to outperform both substitutional and, ‘on very large or highly structured sequences’ [sequitur], statistical methods. </text:span><text:span text:style-name="T32">SEQUITUR forms a grammar much in the same way as described above in regards to context-free grammars. An input sequence is assessed symbol by symbol and whenever a repetition of two adjacent symbols occurs, a new rule, a non-terminal symbol that represents a substring of symbols, is added to the grammar. </text:span><text:span text:style-name="T33">This [] is incorporated by SEQUITUR’s digram uniqueness </text:span><text:span text:style-name="T34">constraint</text:span><text:span text:style-name="T33">, where no adjacent symbols (terminal or non-terminal) can appear more than once in a grammar, </text:span><text:span text:style-name="T34">either in the initial [s string] or any substring</text:span><text:span text:style-name="T33">. This ensure</text:span><text:span text:style-name="T34">s</text:span><text:span text:style-name="T33"> the hierarchical nature of the grammar. </text:span><text:span text:style-name="T34">The second constraint on SEQUITUR’s grammars is that of digram uniqueness, which ensures that whenever a rules usage in the grammar falls to one, it’s occurrence is replaced with the right hand side of the rule, </text:span><text:span text:style-name="T35">which allows for the formation of longer rules[]</text:span><text:span text:style-name="T34">.</text:span></text:p>
      <text:p text:style-name="P33"/>
      <text:p text:style-name="P32"><text:span text:style-name="T30">Similarly to other </text:span><text:span text:style-name="T36">compression</text:span><text:span text:style-name="T30"> methods, multiple techniques are employed </text:span><text:span text:style-name="T36">when using grammar-based compression to achieve good results</text:span><text:span text:style-name="T30">. </text:span><text:span text:style-name="T26">Bakr and Sharawi </text:span><text:span text:style-name="T36">note in their review the encoding of the grammar to binary to further reduce storage size. SEQUITUR</text:span><text:span text:style-name="T30"> </text:span><text:span text:style-name="T36">O</text:span><text:span text:style-name="T30">nce a grammar has been formed from a sequence </text:span></text:p>
      <text:p text:style-name="P32"><text:soft-page-break/><text:span text:style-name="T31"/></text:p>
      <text:p text:style-name="P31"/>
      <text:p text:style-name="P30">DNA sequitur with explanation of sequitur – thinking behind it. Improvements made.</text:p>
      <text:p text:style-name="P38"><text:span text:style-name="T14">Review of previous grammar-based implementations – Explanation for choosing grammar-based. General overview of Sequitur algorithm and DNASequitur, an implementation of Sequitur specifically for DNA [Grammar-based Compression of DNA Sequences]. Build grammar, encode in binary [review]</text:span></text:p>
      <text:p text:style-name="P38"><text:span text:style-name="T14"/></text:p>
      <text:p text:style-name="P27">Assessment of <text:span text:style-name="T43">these</text:span> previous implementations – Although DNASequitur did not achieve favourable results, Cherniavsky and Ladner <text:span text:style-name="T5">suggest using edit grammars, where approximate matches between sequences can be treated as a match and encoded along with the necessary edit operations, such as insert and delete, to retrieve the original sequences. Similar to methods used in other methods, DNAcompress. Other suggestions of improving grammar-based. Does not make the smallest grammar (although for a reason)</text:span></text:p>
      <text:p text:style-name="P2"/>
      <text:p text:style-name="P21">Compression of multiple files – As well as providing further functionality, compressing multiple files <text:span text:style-name="T6">of genetic data is significant in that a collection might consist of multiple files for each chromosome of a genome. Individual genomes also contain largely the same information and so in principal should allow for good rates of compression.</text:span></text:p>
      <text:p text:style-name="P21"/>
      <text:p text:style-name="P12">//Grammar based compression falls into Bakr and Sharawi’s horizontal mode, and so it remains to be seen how easily such a method can be adapted to something akin to their vertical mode.</text:p>
      <text:p text:style-name="P3"/>
      <text:p text:style-name="P29"><text:span text:style-name="T6">File format – Most research and implementation of genetic compression appears to work on the basis of a four symbol alphabet of A, C, G and T. DNACompress, for example, requires a file that contains only these symbols. However, there are other file formats such as FASTA that contain meta-data for sequence Ids and the species, and some sequences <text:s/>utilise symbols for unknown nucleotides, e.g. R for G or A, N for A, G, C or T. </text:span></text:p>
      <text:p text:style-name="P29"/>
      <text:p text:style-name="P15">Objective</text:p>
      <text:p text:style-name="P4"><text:span text:style-name="T3">T</text:span>he objective will be to implement a<text:span text:style-name="T7">n improved</text:span> method of <text:span text:style-name="T7">grammar-based </text:span>compression for DNA, to deal with the problem<text:span text:style-name="T7">s</text:span> of <text:span text:style-name="T7">data</text:span> storage <text:span text:style-name="T7">and</text:span> transmission, <text:span text:style-name="T8">which both incorporates the way different file formats store genetic sequences and provides the ability to compress multiple files with added usability via a graphical user interface. Mentions nice to haves. Gui type, just as accessing multiple files, and compressing multiple files.</text:span></text:p>
      <text:p text:style-name="P4"/>
      <text:p text:style-name="P15">Method</text:p>
      <text:p text:style-name="P1"><text:soft-page-break/><text:span text:style-name="T11">Implement</text:span><text:span text:style-name="T12">ation of previous methods for grammar-based genetic compression</text:span><text:span text:style-name="T9"> – Brief discussion of this projects current implementation. Further discussion of what will be implemented whilst iterating over the current prototype. Finding approximate repeats not easy, generally? Computationally? Mention of the 4 sequitur rules that are run.</text:span></text:p>
      <text:p text:style-name="P1"/>
      <text:p text:style-name="P5"><text:span text:style-name="T11">Testing</text:span> – Discussion of <text:span text:style-name="T9">testing methods. </text:span>The use of a DNA corpus that has been used in previous papers <text:span text:style-name="T16">for fair comparison</text:span>. The<text:span text:style-name="T9"> percentage of compression achieved,</text:span> the<text:span text:style-name="T9"> time it takes to run </text:span>and memory consumption<text:span text:style-name="T9">, </text:span>with some initial<text:span text:style-name="T9"> results. </text:span>Discussion on how to improve the project’s current implementation<text:span text:style-name="T9">. </text:span></text:p>
      <text:p text:style-name="P16"/>
      <text:p text:style-name="P15">Work Plan</text:p>
      <text:p text:style-name="P6">1/<text:span text:style-name="T10">2</text:span> - <text:span text:style-name="T4">Increase speed of current implementation and complete implementation of techniques found in previous papers.</text:span></text:p>
      <text:p text:style-name="P6"/>
      <text:p text:style-name="P6"><text:span text:style-name="T10">3/4</text:span> – <text:span text:style-name="T10">Implement further steps such as edit grammars and any other possible improvements. Begin writing Project Report.</text:span></text:p>
      <text:p text:style-name="P6"/>
      <text:p text:style-name="P7"><text:span text:style-name="T10">5</text:span>/<text:span text:style-name="T10">6</text:span> – <text:span text:style-name="T4">Begin implementing multiple file compression and folder hierarchy. </text:span></text:p>
      <text:p text:style-name="P6"/>
      <text:p text:style-name="P7"><text:span text:style-name="T10">7</text:span>/<text:span text:style-name="T10">8 </text:span>– <text:span text:style-name="T4">Depending on results at this stage, continue developing for improved speed and compression rates.</text:span> </text:p>
      <text:p text:style-name="P6"/>
      <text:p text:style-name="P6"><text:span text:style-name="T10">9</text:span>/<text:span text:style-name="T10">10</text:span> – <text:span text:style-name="T10">Develop and implement graphical interface for navigating compressed files and folders.</text:span></text:p>
      <text:p text:style-name="P17"/>
      <text:p text:style-name="P15">Summary</text:p>
      <text:p text:style-name="P15"/>
      <text:p text:style-name="P15">// <text:span text:style-name="T41">usable???</text:span></text:p>
      <text:p text:style-name="P13">the distinction between horizontal and vertical modes of genetic compression, the former being compression on a single sequence and it’s substrings and the latter a set of sequences and their substrings, for example a collection of different species’ genomes, using one as a referenc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4T19:21:13.003561420</dc:date>
    <meta:editing-duration>PT7H51M2S</meta:editing-duration>
    <meta:editing-cycles>19</meta:editing-cycles>
    <meta:generator>LibreOffice/5.1.6.2$Linux_X86_64 LibreOffice_project/10m0$Build-2</meta:generator>
    <meta:document-statistic meta:table-count="0" meta:image-count="0" meta:object-count="0" meta:page-count="5" meta:paragraph-count="38" meta:word-count="1827" meta:character-count="12057" meta:non-whitespace-character-count="10242"/>
  </office:meta>
</office:document-meta>
</file>